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1"/>
  </office:automatic-styles>
  <office:body>
    <office:spreadsheet>
      <table:table table:name="Vendes_Ofimat" table:style-name="ta1" table:print="false">
        <table:table-column table:style-name="co1" table:default-cell-style-name="Default"/>
        <table:table-column table:style-name="co2" table:number-columns-repeated="3" table:default-cell-style-name="ce5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6" table:number-rows-spanned="1">
            <text:p>OFIMAT, S.A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table:number-columns-spanned="6" table:number-rows-spanned="1">
            <text:p>Vendes 1r trimestre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4" office:value-type="string" table:number-columns-spanned="3" table:number-rows-spanned="1">
            <text:p>Vendes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Vendes %</text:p>
          </table:table-cell>
          <table:covered-table-cell table:style-name="ce4"/>
        </table:table-row>
        <table:table-row table:style-name="ro3">
          <table:table-cell table:style-name="ce3" office:value-type="string">
            <text:p>Delegacions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</table:table-row>
        <table:table-row table:style-name="ro3">
          <table:table-cell office:value-type="string">
            <text:p>Barcelona ciutat</text:p>
          </table:table-cell>
          <table:table-cell office:value-type="currency" office:currency="EUR" office:value="17731">
            <text:p>17.731,00 €</text:p>
          </table:table-cell>
          <table:table-cell office:value-type="currency" office:currency="EUR" office:value="37531">
            <text:p>37.531,00 €</text:p>
          </table:table-cell>
          <table:table-cell table:formula="of:=[.B5]+[.C5]" office:value-type="currency" office:currency="EUR" office:value="55262">
            <text:p>55.262,00 €</text:p>
          </table:table-cell>
          <table:table-cell table:formula="of:=[.B5]/[.D5]" office:value-type="percentage" office:value="0.320853389309109">
            <text:p>32,09%</text:p>
          </table:table-cell>
          <table:table-cell table:formula="of:=[.C5]/[.D5]" office:value-type="percentage" office:value="0.679146610690891">
            <text:p>67,91%</text:p>
          </table:table-cell>
        </table:table-row>
        <table:table-row table:style-name="ro3">
          <table:table-cell office:value-type="string">
            <text:p>Barcelona comarques</text:p>
          </table:table-cell>
          <table:table-cell office:value-type="currency" office:currency="EUR" office:value="40990">
            <text:p>40.990,00 €</text:p>
          </table:table-cell>
          <table:table-cell office:value-type="currency" office:currency="EUR" office:value="31339">
            <text:p>31.339,00 €</text:p>
          </table:table-cell>
          <table:table-cell table:formula="of:=[.B6]+[.C6]" office:value-type="currency" office:currency="EUR" office:value="72329">
            <text:p>72.329,00 €</text:p>
          </table:table-cell>
          <table:table-cell table:formula="of:=[.B6]/[.D6]" office:value-type="percentage" office:value="0.566715978376585">
            <text:p>56,67%</text:p>
          </table:table-cell>
          <table:table-cell table:formula="of:=[.C6]/[.D6]" office:value-type="percentage" office:value="0.433284021623415">
            <text:p>43,33%</text:p>
          </table:table-cell>
        </table:table-row>
        <table:table-row table:style-name="ro3">
          <table:table-cell office:value-type="string">
            <text:p>Vallès Occidental</text:p>
          </table:table-cell>
          <table:table-cell office:value-type="currency" office:currency="EUR" office:value="18572">
            <text:p>18.572,00 €</text:p>
          </table:table-cell>
          <table:table-cell office:value-type="currency" office:currency="EUR" office:value="14170">
            <text:p>14.170,00 €</text:p>
          </table:table-cell>
          <table:table-cell table:formula="of:=[.B7]+[.C7]" office:value-type="currency" office:currency="EUR" office:value="32742">
            <text:p>32.742,00 €</text:p>
          </table:table-cell>
          <table:table-cell table:formula="of:=[.B7]/[.D7]" office:value-type="percentage" office:value="0.56722252764034">
            <text:p>56,72%</text:p>
          </table:table-cell>
          <table:table-cell table:formula="of:=[.C7]/[.D7]" office:value-type="percentage" office:value="0.43277747235966">
            <text:p>43,28%</text:p>
          </table:table-cell>
        </table:table-row>
        <table:table-row table:style-name="ro3">
          <table:table-cell office:value-type="string">
            <text:p>Lleida</text:p>
          </table:table-cell>
          <table:table-cell office:value-type="currency" office:currency="EUR" office:value="9660">
            <text:p>9.660,00 €</text:p>
          </table:table-cell>
          <table:table-cell office:value-type="currency" office:currency="EUR" office:value="4608">
            <text:p>4.608,00 €</text:p>
          </table:table-cell>
          <table:table-cell table:formula="of:=[.B8]+[.C8]" office:value-type="currency" office:currency="EUR" office:value="14268">
            <text:p>14.268,00 €</text:p>
          </table:table-cell>
          <table:table-cell table:formula="of:=[.B8]/[.D8]" office:value-type="percentage" office:value="0.67703952901598">
            <text:p>67,70%</text:p>
          </table:table-cell>
          <table:table-cell table:formula="of:=[.C8]/[.D8]" office:value-type="percentage" office:value="0.32296047098402">
            <text:p>32,30%</text:p>
          </table:table-cell>
        </table:table-row>
        <table:table-row table:style-name="ro3">
          <table:table-cell office:value-type="string">
            <text:p>Girona</text:p>
          </table:table-cell>
          <table:table-cell office:value-type="currency" office:currency="EUR" office:value="16527">
            <text:p>16.527,00 €</text:p>
          </table:table-cell>
          <table:table-cell office:value-type="currency" office:currency="EUR" office:value="7307">
            <text:p>7.307,00 €</text:p>
          </table:table-cell>
          <table:table-cell table:formula="of:=[.B9]+[.C9]" office:value-type="currency" office:currency="EUR" office:value="23834">
            <text:p>23.834,00 €</text:p>
          </table:table-cell>
          <table:table-cell table:formula="of:=[.B9]/[.D9]" office:value-type="percentage" office:value="0.69342116304439">
            <text:p>69,34%</text:p>
          </table:table-cell>
          <table:table-cell table:formula="of:=[.C9]/[.D9]" office:value-type="percentage" office:value="0.30657883695561">
            <text:p>30,66%</text:p>
          </table:table-cell>
        </table:table-row>
        <table:table-row table:style-name="ro3">
          <table:table-cell office:value-type="string">
            <text:p>Tarragona</text:p>
          </table:table-cell>
          <table:table-cell office:value-type="currency" office:currency="EUR" office:value="18926">
            <text:p>18.926,00 €</text:p>
          </table:table-cell>
          <table:table-cell office:value-type="currency" office:currency="EUR" office:value="8152">
            <text:p>8.152,00 €</text:p>
          </table:table-cell>
          <table:table-cell table:formula="of:=[.B10]+[.C10]" office:value-type="currency" office:currency="EUR" office:value="27078">
            <text:p>27.078,00 €</text:p>
          </table:table-cell>
          <table:table-cell table:formula="of:=[.B10]/[.D10]" office:value-type="percentage" office:value="0.698943792008272">
            <text:p>69,89%</text:p>
          </table:table-cell>
          <table:table-cell table:formula="of:=[.C10]/[.D10]" office:value-type="percentage" office:value="0.301056207991728">
            <text:p>30,11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 table:style-name="ce3" office:value-type="string">
            <text:p>Totals</text:p>
          </table:table-cell>
          <table:table-cell table:style-name="Default" table:formula="of:=SUM([.B5:.B11])" office:value-type="currency" office:currency="EUR" office:value="122406">
            <text:p>122.406,00 €</text:p>
          </table:table-cell>
          <table:table-cell table:style-name="Default" table:formula="of:=SUM([.C5:.C11])" office:value-type="currency" office:currency="EUR" office:value="103107">
            <text:p>103.107,00 €</text:p>
          </table:table-cell>
          <table:table-cell table:style-name="Default" table:formula="of:=SUM([.D5:.D11])" office:value-type="currency" office:currency="EUR" office:value="225513">
            <text:p>225.513,00 €</text:p>
          </table:table-cell>
          <table:table-cell table:formula="of:=[.B12]/[.D12]" office:value-type="percentage" office:value="0.542789107501563">
            <text:p>54,28%</text:p>
          </table:table-cell>
          <table:table-cell table:formula="of:=[.C12]/[.D12]" office:value-type="percentage" office:value="0.457210892498437">
            <text:p>45,72%</text:p>
          </table:table-cell>
        </table:table-row>
      </table:table>
      <table:table table:name="Full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ull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 number:grouping="true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8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8:22:5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6T16:56:42.98</meta:creation-date>
    <dc:date>2009-06-12T18:22:58.76</dc:date>
    <meta:editing-duration>PT06H47M08S</meta:editing-duration>
    <meta:editing-cycles>14</meta:editing-cycles>
    <meta:generator>OpenOffice.org/3.0$Win32 OpenOffice.org_project/300m9$Build-9358</meta:generator>
    <meta:document-statistic meta:table-count="3" meta:cell-count="52" meta:object-count="0"/>
    <meta:user-defined meta:name="Informació 1"/>
    <meta:user-defined meta:name="Informació 2"/>
    <meta:user-defined meta:name="Informació 3"/>
    <meta:user-defined meta:name="Informació 4"/>
  </office:meta>
</office:document-meta>
</file>